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 style:display-name="Sect1"/>
    <style:page-layout style:name="PLayout2">
      <style:page-layout-properties fo:margin-top="1.0in" fo:margin-bottom="1.0in" fo:margin-left="1.0in" fo:margin-right="1.0in"/>
    </style:page-layout>
    <style:page-layout style:name="Standard">
      <style:page-layout-properties fo:margin-top="1.0in" fo:margin-bottom="1.0in" fo:margin-left="1.0in" fo:margin-right="1.0in"/>
    </style:page-layout>
  </office:automatic-styles>
  <office:body>
    <office:text>
      <text:section text:style-name="Sect1" text:name="Section1">
        <text:p text:style-name="Normal">Featureliste:</text:p>
        <text:p text:style-name="Normal"/>
        <text:p text:style-name="Normal">Feature<text:tab/><text:tab/><text:tab/><text:tab/><text:tab/><text:tab/><text:tab/><text:tab/>Wichtigkeit<text:tab/>Komplexität</text:p>
        <text:p text:style-name="Normal"/>
        <text:p text:style-name="Normal">-Startscreen<text:tab/><text:tab/><text:tab/><text:tab/><text:tab/><text:tab/><text:tab/><text:tab/>1<text:tab/><text:tab/>1</text:p>
        <text:p text:style-name="Normal">-Charakterwahl<text:tab/><text:tab/><text:tab/><text:tab/><text:tab/><text:tab/><text:tab/>1<text:tab/><text:tab/>2</text:p>
        <text:p text:style-name="Normal">-Screen mit Vorgeschichte, Einführung und ersten Aufgaben<text:tab/>2<text:tab/><text:tab/>1</text:p>
        <text:p text:style-name="Normal">-”Outdoormap“<text:tab/><text:tab/><text:tab/><text:tab/><text:tab/><text:tab/><text:tab/>3<text:tab/><text:tab/>1</text:p>
        <text:p text:style-name="Normal">-”Indoormap“-Generator<text:tab/><text:tab/><text:tab/><text:tab/><text:tab/><text:tab/>2<text:tab/><text:tab/>4</text:p>
        <text:p text:style-name="Normal">-Steuerung-Spieler<text:tab/><text:tab/><text:tab/><text:tab/><text:tab/><text:tab/><text:tab/>5<text:tab/><text:tab/>2</text:p>
        <text:p text:style-name="Normal">-NPC-Steuerung<text:tab/><text:tab/><text:tab/><text:tab/><text:tab/><text:tab/><text:tab/>4<text:tab/><text:tab/>4</text:p>
        <text:p text:style-name="Normal">-NPC-Setting<text:tab/><text:tab/><text:tab/><text:tab/><text:tab/><text:tab/><text:tab/><text:tab/>2<text:tab/><text:tab/>3</text:p>
        <text:p text:style-name="Normal">-Hunger-Durst-System<text:tab/><text:tab/><text:tab/><text:tab/><text:tab/><text:tab/>1<text:tab/><text:tab/>3</text:p>
        <text:p text:style-name="Normal">-Endscreen<text:tab/><text:tab/><text:tab/><text:tab/><text:tab/><text:tab/><text:tab/><text:tab/>1<text:tab/><text:tab/>2</text:p>
        <text:p text:style-name="Normal">-Inventar- und Item-System<text:tab/><text:tab/><text:tab/><text:tab/><text:tab/><text:tab/>3<text:tab/><text:tab/>4</text:p>
        <text:p text:style-name="Normal">-Kampf-System<text:tab/><text:tab/><text:tab/><text:tab/><text:tab/><text:tab/><text:tab/>5<text:tab/><text:tab/>4</text:p>
        <text:p text:style-name="Normal">-Kauf-System<text:tab/><text:tab/><text:tab/><text:tab/><text:tab/><text:tab/><text:tab/><text:tab/>1<text:tab/><text:tab/>2</text:p>
        <text:p text:style-name="Normal">-Spielzustandsanzeige (Levelzähler etc.)<text:tab/><text:tab/><text:tab/><text:tab/>4<text:tab/><text:tab/>2</text:p>
        <text:p text:style-name="Normal">-Dokumentation/ Hilfe<text:tab/><text:tab/><text:tab/><text:tab/><text:tab/><text:tab/>2<text:tab/><text:tab/>2</text:p>
        <text:p text:style-name="Normal">-Begehbarkeit von Flächen<text:tab/><text:tab/><text:tab/><text:tab/><text:tab/><text:tab/>4<text:tab/><text:tab/>4</text:p>
        <text:p text:style-name="Normal">-Spiel beenden / speichern<text:tab/><text:tab/><text:tab/><text:tab/><text:tab/><text:tab/>1<text:tab/><text:tab/>3</text:p>
        <text:p text:style-name="Normal">-Farben<text:tab/><text:tab/><text:tab/><text:tab/><text:tab/><text:tab/><text:tab/><text:tab/>2<text:tab/><text:tab/>2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Normal" style:display-name="Normal" style:next-style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Times New Roman" fo:font-size="12pt" fo:font-weight="normal"/>
    </style:style>
  </office:styles>
  <office:automatic-styles>
    <style:page-layout style:name="Standard">
      <style:page-layout-properties fo:page-width="8.500000in" fo:page-height="11.000000in" style:print-orientation="portrait" fo:margin-top="1.0in" fo:margin-bottom="1.0in" fo:margin-left="1.0in" fo:margin-right="1.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dc:creator>gasti</dc:creator>
  </office:meta>
</office:document-meta>
</file>